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IBMPlexMono" svg:font-family="IBMPlexMono, monospace, 'Droid Sans Fallback', 'Droid Sans Mono', monospace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1.662cm"/>
    </style:style>
    <style:style style:name="Tabela1.B" style:family="table-column">
      <style:table-column-properties style:column-width="3.38cm"/>
    </style:style>
    <style:style style:name="Tabela1.C" style:family="table-column">
      <style:table-column-properties style:column-width="6.119cm"/>
    </style:style>
    <style:style style:name="Tabela1.D" style:family="table-column">
      <style:table-column-properties style:column-width="5.84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font-variant="normal" fo:text-transform="none" style:font-name="Quicksand" fo:letter-spacing="normal" fo:font-style="normal" fo:font-weight="normal"/>
    </style:style>
    <style:style style:name="P2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3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P4" style:family="paragraph" style:parent-style-name="Standard">
      <style:text-properties fo:font-variant="normal" fo:text-transform="none" style:font-name="Quicksand" fo:letter-spacing="normal" fo:font-style="normal" fo:font-weight="normal"/>
    </style:style>
    <style:style style:name="P5" style:family="paragraph" style:parent-style-name="Heading_20_3">
      <style:text-properties style:font-name="Quicksand"/>
    </style:style>
    <style:style style:name="P6" style:family="paragraph" style:parent-style-name="Text_20_body">
      <style:text-properties style:font-name="Quicksand"/>
    </style:style>
    <style:style style:name="P7" style:family="paragraph" style:parent-style-name="Text_20_body" style:list-style-name="L1">
      <style:text-properties style:font-name="Quicksand"/>
    </style:style>
    <style:style style:name="P8" style:family="paragraph" style:parent-style-name="Horizontal_20_Line">
      <style:paragraph-properties fo:margin-top="0cm" fo:margin-bottom="0.247cm" style:contextual-spacing="false" fo:line-height="115%"/>
      <style:text-properties style:font-name="Quicksand"/>
    </style:style>
    <style:style style:name="P9" style:family="paragraph" style:parent-style-name="Heading_20_3">
      <style:paragraph-properties fo:margin-top="0cm" fo:margin-bottom="0.247cm" style:contextual-spacing="false" fo:line-height="115%"/>
      <style:text-properties style:font-name="Quicksand"/>
    </style:style>
    <style:style style:name="P10" style:family="paragraph" style:parent-style-name="Text_20_body" style:list-style-name="L2">
      <style:text-properties style:font-name="Quicksand"/>
    </style:style>
    <style:style style:name="P11" style:family="paragraph" style:parent-style-name="Heading_20_2">
      <style:text-properties style:font-name="Quicksand"/>
    </style:style>
    <style:style style:name="P12" style:family="paragraph" style:parent-style-name="Text_20_body" style:list-style-name="L3">
      <style:text-properties style:font-name="Quicksand"/>
    </style:style>
    <style:style style:name="P13" style:family="paragraph" style:parent-style-name="Text_20_body" style:list-style-name="L4">
      <style:text-properties style:font-name="Quicksand"/>
    </style:style>
    <style:style style:name="P14" style:family="paragraph" style:parent-style-name="Text_20_body" style:list-style-name="L5">
      <style:text-properties style:font-name="Quicksand"/>
    </style:style>
    <style:style style:name="P15" style:family="paragraph" style:parent-style-name="Text_20_body" style:list-style-name="L6">
      <style:text-properties style:font-name="Quicksand"/>
    </style:style>
    <style:style style:name="P16" style:family="paragraph" style:parent-style-name="Text_20_body" style:list-style-name="L7">
      <style:text-properties style:font-name="Quicksand"/>
    </style:style>
    <style:style style:name="P17" style:family="paragraph" style:parent-style-name="Text_20_body" style:list-style-name="L8">
      <style:text-properties style:font-name="Quicksand"/>
    </style:style>
    <style:style style:name="P18" style:family="paragraph" style:parent-style-name="Text_20_body" style:list-style-name="L9">
      <style:text-properties style:font-name="Quicksand"/>
    </style:style>
    <style:style style:name="P19" style:family="paragraph" style:parent-style-name="Horizontal_20_Line">
      <style:text-properties fo:color="#9cdcfe" loext:opacity="100%" style:font-name="IBMPlexMono" fo:font-size="9pt" fo:font-weight="normal" officeooo:rsid="000e9884" fo:background-color="#212121"/>
    </style:style>
    <style:style style:name="P20" style:family="paragraph" style:parent-style-name="Text_20_body">
      <style:text-properties fo:color="#9cdcfe" loext:opacity="100%" style:font-name="IBMPlexMono" fo:font-size="9pt" fo:font-weight="normal" officeooo:rsid="000e9884" fo:background-color="#212121"/>
    </style:style>
    <style:style style:name="T1" style:family="text">
      <style:text-properties fo:font-weight="normal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5f826b" loext:opacity="100%" style:font-name="JetBrains Mono" fo:font-size="10pt" fo:font-style="italic" fo:font-weight="normal" style:font-size-asian="10pt" style:font-style-asian="italic" style:font-weight-asian="normal"/>
    </style:style>
    <style:style style:name="T5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1"><text:span text:style-name="Strong_20_Emphasis"><text:span text:style-name="T1"><text:s/>Projeto de Portfólio: Mapa Semântico de Tendências em Games</text:span></text:span></text:h>
      <text:p text:style-name="P2" loext:marker-style-name="T2"><text:bookmark-start text:name="__DdeLink__938_1844577659"/><text:span text:style-name="T3">def </text:span><text:span text:style-name="T2">obter_reviews_steam(self, codigo_jogo_steam: int, intervalo_dias) -&gt; Generator[Dict, </text:span><text:span text:style-name="T3">None</text:span><text:span text:style-name="T2">, </text:span><text:span text:style-name="T3">None</text:span><text:span text:style-name="T2">]:<text:line-break/> <text:s text:c="3"/></text:span><text:span text:style-name="T4">"""<text:line-break/> <text:s text:c="3"/>Método para obter as reviews da steam<text:line-break/> <text:s text:c="3"/>:param codigo_jogo_steam: código do jogo da steam<text:line-break/> <text:s text:c="3"/>:type codigo_jogo_steam: int<text:line-break/> <text:s text:c="3"/>:param intervalo_dias: intervalo de buscas<text:line-break/> <text:s text:c="3"/>:type intervalo_dias: int<text:line-break/> <text:s text:c="3"/>:return: Gerador com as reviews<text:line-break/> <text:s text:c="3"/>:rtype: <text:s/>Generator[Dict, None, None]<text:line-break/> <text:s text:c="3"/>"""<text:line-break/> <text:s text:c="3"/></text:span><text:span text:style-name="T2">parametros = {<text:line-break/> <text:s text:c="7"/></text:span><text:span text:style-name="T5">'json'</text:span><text:span text:style-name="T2">: </text:span><text:span text:style-name="T6">1</text:span><text:span text:style-name="T2">,<text:line-break/> <text:s text:c="7"/></text:span><text:span text:style-name="T5">'filter'</text:span><text:span text:style-name="T2">: </text:span><text:span text:style-name="T5">'recent'</text:span><text:span text:style-name="T2">,<text:line-break/> <text:s text:c="7"/></text:span><text:span text:style-name="T5">'language'</text:span><text:span text:style-name="T2">: </text:span><text:span text:style-name="T5">'portuguese'</text:span><text:span text:style-name="T2">,<text:line-break/> <text:s text:c="7"/></text:span><text:span text:style-name="T5">'cursor'</text:span><text:span text:style-name="T2">: </text:span><text:span text:style-name="T5">'*'</text:span><text:span text:style-name="T2">,<text:line-break/> <text:s text:c="7"/></text:span><text:span text:style-name="T5">'review_type'</text:span><text:span text:style-name="T2">: </text:span><text:span text:style-name="T5">'all'</text:span><text:span text:style-name="T2">,<text:line-break/> <text:s text:c="7"/></text:span><text:span text:style-name="T5">'purchase_type'</text:span><text:span text:style-name="T2">: </text:span><text:span text:style-name="T5">'all'</text:span><text:span text:style-name="T2">,<text:line-break/> <text:s text:c="7"/></text:span><text:span text:style-name="T5">'num_per_page'</text:span><text:span text:style-name="T2">: </text:span><text:span text:style-name="T5">'100'</text:span><text:span text:style-name="T2">,<text:line-break/> <text:s text:c="7"/></text:span><text:span text:style-name="T5">'day_range'</text:span><text:span text:style-name="T2">: intervalo_dias<text:line-break/> <text:s text:c="3"/>}<text:line-break/> <text:s text:c="3"/></text:span><text:span text:style-name="T3">while True</text:span><text:span text:style-name="T2">:<text:line-break/> <text:s text:c="7"/></text:span><text:span text:style-name="T3">if </text:span><text:span text:style-name="T2">parametros[</text:span><text:span text:style-name="T5">'cursor'</text:span><text:span text:style-name="T2">] </text:span><text:span text:style-name="T3">is None</text:span><text:span text:style-name="T2">:<text:line-break/> <text:s text:c="11"/></text:span><text:span text:style-name="T3">break<text:line-break/> <text:s text:c="7"/></text:span><text:span text:style-name="T2">url_api = </text:span><text:span text:style-name="T5">f'</text:span><text:span text:style-name="T3">{</text:span><text:span text:style-name="T2">self.__URL</text:span><text:span text:style-name="T3">}{</text:span><text:span text:style-name="T2">codigo_jogo_steam</text:span><text:span text:style-name="T3">}</text:span><text:span text:style-name="T5">'<text:line-break/> <text:s text:c="7"/></text:span><text:span text:style-name="T2">req = requests.get(url=url_api, params=parametros, timeout=</text:span><text:span text:style-name="T6">10</text:span><text:span text:style-name="T2">)<text:line-break/> <text:s text:c="7"/>req = req.json()<text:line-break/> <text:s text:c="7"/></text:span><text:span text:style-name="T3">yield from </text:span><text:span text:style-name="T2">req[</text:span><text:span text:style-name="T5">'reviews'</text:span><text:span text:style-name="T2">]<text:line-break/> <text:s text:c="7"/>cursor = req.get(</text:span><text:span text:style-name="T5">'cursor'</text:span><text:span text:style-name="T2">)<text:line-break/> <text:s text:c="7"/></text:span><text:span text:style-name="T3">if not </text:span><text:span text:style-name="T2">cursor:<text:line-break/> <text:s text:c="11"/></text:span><text:span text:style-name="T3">break<text:line-break/> <text:s text:c="7"/></text:span><text:span text:style-name="T2">cursor = cursor.strip(</text:span><text:span text:style-name="T5">'"'</text:span><text:span text:style-name="T2">)<text:line-break/> <text:s text:c="7"/>parametros[</text:span><text:span text:style-name="T5">'cursor'</text:span><text:span text:style-name="T2">] = urllib.parse.quote(cursor)</text:span><text:bookmark-end text:name="__DdeLink__938_1844577659"/></text:p>
      <text:p text:style-name="P3" loext:marker-style-name="T2"/>
      <text:p text:style-name="P4"><text:span text:style-name="Strong_20_Emphasis"/></text:p>
      <text:h text:style-name="P5" text:outline-level="3"><text:span text:style-name="Strong_20_Emphasis">Objetivo</text:span></text:h>
      <text:p text:style-name="P6">Monitorar e analisar comentários de vídeos de jogos no YouTube e reviews na Steam, transformando dados não estruturados em insights sobre reputação, sentimentos e tendências, com visualização via mapa auto-organizável (SOM). O projeto inclui rastreamento de modelos via MLflow para versionamento de análises e resultados.<text:span text:style-name="Strong_20_Emphasis">1. Arquitetura do Sistema</text:span></text:p>
      <text:p text:style-name="P6"><text:span text:style-name="Strong_20_Emphasis">Fluxo de dados:</text:span></text:p>
      <text:list text:style-name="L1">
        <text:list-item>
          <text:p text:style-name="P7"><text:span text:style-name="Strong_20_Emphasis">Coleta de dados</text:span></text:p>
          <text:list>
            <text:list-item>
              <text:p text:style-name="P7"><text:span text:style-name="Strong_20_Emphasis">YouTube API</text:span> → comentários de vídeos relacionados a jogos.</text:p>
            </text:list-item>
            <text:list-item>
              <text:p text:style-name="P7"><text:soft-page-break/><text:span text:style-name="Strong_20_Emphasis">Steam Web API</text:span> → reviews de jogos.</text:p>
            </text:list-item>
          </text:list>
        </text:list-item>
        <text:list-item>
          <text:p text:style-name="P7"><text:span text:style-name="Strong_20_Emphasis">Pré-processamento de texto</text:span></text:p>
          <text:list>
            <text:list-item>
              <text:p text:style-name="P7">Limpeza (remoção de stopwords, emojis, links)</text:p>
            </text:list-item>
            <text:list-item>
              <text:p text:style-name="P7">Tokenização</text:p>
            </text:list-item>
            <text:list-item>
              <text:p text:style-name="P7">Vetorização (TF-IDF ou embeddings)</text:p>
            </text:list-item>
          </text:list>
        </text:list-item>
        <text:list-item>
          <text:p text:style-name="P7"><text:span text:style-name="Strong_20_Emphasis">Clustering via Mapa Auto-Organizável (SOM)</text:span></text:p>
          <text:list>
            <text:list-item>
              <text:p text:style-name="P7">Organiza comentários/reviews em clusters similares sem supervisão.</text:p>
            </text:list-item>
            <text:list-item>
              <text:p text:style-name="P7">Permite identificar padrões de sentimentos e tópicos emergentes.</text:p>
            </text:list-item>
          </text:list>
        </text:list-item>
        <text:list-item>
          <text:p text:style-name="P7"><text:span text:style-name="Strong_20_Emphasis">Armazenamento e rastreamento</text:span></text:p>
          <text:list>
            <text:list-item>
              <text:p text:style-name="P7"><text:span text:style-name="Strong_20_Emphasis">MLflow</text:span> → registra experimentos, parâmetros, métricas e visualizações.</text:p>
            </text:list-item>
            <text:list-item>
              <text:p text:style-name="P7"><text:span text:style-name="Strong_20_Emphasis">Banco de dados</text:span> → PostgreSQL ou MongoDB para histórico de comentários.</text:p>
            </text:list-item>
          </text:list>
        </text:list-item>
        <text:list-item>
          <text:p text:style-name="P7"><text:span text:style-name="Strong_20_Emphasis">Visualização</text:span></text:p>
          <text:list>
            <text:list-item>
              <text:p text:style-name="P7">Heatmaps e clusters do SOM</text:p>
            </text:list-item>
            <text:list-item>
              <text:p text:style-name="P7">Dashboard opcional (Streamlit ou Plotly Dash)</text:p>
            </text:list-item>
          </text:list>
        </text:list-item>
      </text:list>
      <text:p text:style-name="P6"><text:span text:style-name="Strong_20_Emphasis">Diagrama de alto nível:</text:span></text:p>
      <text:p text:style-name="P8"/>
      <text:h text:style-name="P9" text:outline-level="3"><text:span text:style-name="Strong_20_Emphasis">2. Tecnologias Utilizadas</text:span></text:h>
      <text:list text:style-name="L2">
        <text:list-item>
          <text:p text:style-name="P10"><text:span text:style-name="Strong_20_Emphasis">Python</text:span> (core)</text:p>
        </text:list-item>
        <text:list-item>
          <text:p text:style-name="P10"><text:span text:style-name="Strong_20_Emphasis">YouTube Data API v3</text:span></text:p>
        </text:list-item>
        <text:list-item>
          <text:p text:style-name="P10"><text:span text:style-name="Strong_20_Emphasis">Steam Web API</text:span></text:p>
        </text:list-item>
        <text:list-item>
          <text:p text:style-name="P10"><text:span text:style-name="Strong_20_Emphasis">Scikit-learn</text:span> (pré-processamento, TF-IDF)</text:p>
        </text:list-item>
        <text:list-item>
          <text:p text:style-name="P10"><text:span text:style-name="Strong_20_Emphasis">MiniSom</text:span> (mapa auto-organizável)</text:p>
        </text:list-item>
        <text:list-item>
          <text:p text:style-name="P10"><text:span text:style-name="Strong_20_Emphasis">MLflow</text:span> (tracking de modelos)</text:p>
        </text:list-item>
        <text:list-item>
          <text:p text:style-name="P10"><text:span text:style-name="Strong_20_Emphasis">Docker + Docker Compose</text:span> (ambiente isolado)</text:p>
        </text:list-item>
        <text:list-item>
          <text:p text:style-name="P10"><text:span text:style-name="Strong_20_Emphasis">PostgreSQL / MongoDB</text:span> (armazenamento de dados)</text:p>
        </text:list-item>
        <text:list-item>
          <text:p text:style-name="P10"><text:span text:style-name="Strong_20_Emphasis">Streamlit / Plotly</text:span> (visualização)</text:p>
        </text:list-item>
        <text:list-item>
          <text:p text:style-name="P10"><text:span text:style-name="Strong_20_Emphasis">pandas, numpy</text:span> (manipulação de dados)</text:p>
        </text:list-item>
        <text:list-item>
          <text:p text:style-name="P10"><text:span text:style-name="Strong_20_Emphasis">NLTK / SpaCy</text:span> (NLP)</text:p>
        </text:list-item>
      </text:list>
      <text:p text:style-name="P6"/>
      <text:h text:style-name="P11" text:outline-level="2"><text:soft-page-break/><text:span text:style-name="Strong_20_Emphasis">📌 Conceitos de PLN Explorados</text:span></text:h>
      <text:h text:style-name="P9" text:outline-level="3"><text:span text:style-name="Strong_20_Emphasis">1. Pré-processamento de Texto</text:span></text:h>
      <text:list text:style-name="L3">
        <text:list-item>
          <text:p text:style-name="P12"><text:span text:style-name="Strong_20_Emphasis">Tokenização:</text:span> Separar textos em palavras, símbolos ou tokens.</text:p>
          <text:list>
            <text:list-item>
              <text:p text:style-name="P12">Aplicação: dividir comentários e reviews em unidades para vetorização e análise de clusters.</text:p>
            </text:list-item>
          </text:list>
        </text:list-item>
        <text:list-item>
          <text:p text:style-name="P12"><text:span text:style-name="Strong_20_Emphasis">Limpeza de texto:</text:span> Remoção de stopwords, links, emojis, caracteres especiais.</text:p>
          <text:list>
            <text:list-item>
              <text:p text:style-name="P12">Aplicação: reduzir ruído e melhorar qualidade da análise.</text:p>
            </text:list-item>
          </text:list>
        </text:list-item>
        <text:list-item>
          <text:p text:style-name="P12"><text:span text:style-name="Strong_20_Emphasis">Lematização:</text:span> Reduzir palavras à sua forma base.</text:p>
          <text:list>
            <text:list-item>
              <text:p text:style-name="P12">Aplicação: “jogando”, “jogado” → “jogar”, aumentando consistência dos vetores.</text:p>
            </text:list-item>
          </text:list>
        </text:list-item>
        <text:list-item>
          <text:p text:style-name="P12"><text:span text:style-name="Strong_20_Emphasis">Normalização:</text:span> Lowercase, remoção de acentos, padronização de formatos.</text:p>
        </text:list-item>
      </text:list>
      <text:p text:style-name="P8"/>
      <text:h text:style-name="P9" text:outline-level="3"><text:span text:style-name="Strong_20_Emphasis">2. Representação de Texto</text:span></text:h>
      <text:list text:style-name="L4">
        <text:list-item>
          <text:p text:style-name="P13"><text:span text:style-name="Strong_20_Emphasis">TF-IDF (Term Frequency – Inverse Document Frequency):</text:span> Vetorização clássica para identificar palavras importantes nos comentários.</text:p>
        </text:list-item>
        <text:list-item>
          <text:p text:style-name="P13"><text:span text:style-name="Strong_20_Emphasis">Embeddings (SpaCy, Word2Vec, GloVe):</text:span> Representação vetorial densa capturando semântica das palavras.</text:p>
          <text:list>
            <text:list-item>
              <text:p text:style-name="P13">Aplicação: alimentar o <text:span text:style-name="Strong_20_Emphasis">SOM</text:span> com vetores semânticos para clusterização mais precisa.</text:p>
            </text:list-item>
          </text:list>
        </text:list-item>
      </text:list>
      <text:p text:style-name="P8"/>
      <text:h text:style-name="P9" text:outline-level="3"><text:span text:style-name="Strong_20_Emphasis">3. Análise Semântica</text:span></text:h>
      <text:list text:style-name="L5">
        <text:list-item>
          <text:p text:style-name="P14"><text:span text:style-name="Strong_20_Emphasis">Reconhecimento de Entidades Nomeadas (NER – Named Entity Recognition):</text:span> Identificação de entidades como nomes de jogos, personagens, itens, locais ou empresas.</text:p>
          <text:list>
            <text:list-item>
              <text:p text:style-name="P14">Aplicação: extrair tópicos importantes e gerar gráficos de <text:span text:style-name="Strong_20_Emphasis">Top Entidades</text:span>.</text:p>
            </text:list-item>
          </text:list>
        </text:list-item>
        <text:list-item>
          <text:p text:style-name="P14"><text:span text:style-name="Strong_20_Emphasis">Extração de tópicos / palavras-chave:</text:span> Identificação de palavras ou temas recorrentes.</text:p>
          <text:list>
            <text:list-item>
              <text:p text:style-name="P14">Aplicação: criar <text:span text:style-name="Strong_20_Emphasis">word clouds</text:span>, clusters temáticos e análise de tendências.</text:p>
            </text:list-item>
          </text:list>
        </text:list-item>
      </text:list>
      <text:p text:style-name="P8"/>
      <text:h text:style-name="P9" text:outline-level="3"><text:soft-page-break/><text:span text:style-name="Strong_20_Emphasis">4. Análise de Sentimento</text:span></text:h>
      <text:list text:style-name="L6">
        <text:list-item>
          <text:p text:style-name="P15"><text:span text:style-name="Strong_20_Emphasis">Sentiment Analysis:</text:span> Classificação de comentários/reviews em positivo, negativo ou neutro.</text:p>
          <text:list>
            <text:list-item>
              <text:p text:style-name="P15">Aplicação: gerar métricas de aprovação/reprovação e dashboards de evolução de sentimento.</text:p>
            </text:list-item>
          </text:list>
        </text:list-item>
        <text:list-item>
          <text:p text:style-name="P15"><text:span text:style-name="Strong_20_Emphasis">Opinião contextual:</text:span> Uso de embeddings para identificar nuances de sentimento em frases complexas.</text:p>
        </text:list-item>
      </text:list>
      <text:p text:style-name="P8"/>
      <text:h text:style-name="P9" text:outline-level="3"><text:span text:style-name="Strong_20_Emphasis">5. Agrupamento e Similaridade</text:span></text:h>
      <text:list text:style-name="L7">
        <text:list-item>
          <text:p text:style-name="P16"><text:span text:style-name="Strong_20_Emphasis">Clustering (SOM – Self-Organizing Map):</text:span> Agrupamento não supervisionado baseado em similaridade semântica dos vetores.</text:p>
          <text:list>
            <text:list-item>
              <text:p text:style-name="P16">Aplicação: identificar padrões de opinião e tópicos emergentes nos comentários.</text:p>
            </text:list-item>
          </text:list>
        </text:list-item>
        <text:list-item>
          <text:p text:style-name="P16"><text:span text:style-name="Strong_20_Emphasis">Métricas de similaridade:</text:span> Distância Euclidiana, erro topográfico para avaliação de clusters.</text:p>
        </text:list-item>
      </text:list>
      <text:p text:style-name="P8"/>
      <text:h text:style-name="P9" text:outline-level="3"><text:span text:style-name="Strong_20_Emphasis">6. Exploração Temporal</text:span></text:h>
      <text:list text:style-name="L8">
        <text:list-item>
          <text:p text:style-name="P17"><text:span text:style-name="Strong_20_Emphasis">Análise de séries temporais em texto:</text:span> Observação de evolução de sentimentos e tópicos ao longo do tempo.</text:p>
          <text:list>
            <text:list-item>
              <text:p text:style-name="P17">Aplicação: dashboards com <text:span text:style-name="Strong_20_Emphasis">linha do tempo de sentimento</text:span> ou tópicos mais comentados antes e depois de atualizações do jogo.</text:p>
            </text:list-item>
          </text:list>
        </text:list-item>
      </text:list>
      <text:h text:style-name="P5" text:outline-level="3"><text:span text:style-name="Strong_20_Emphasis">7. Visualização de Dados de PLN</text:span></text:h>
      <text:list text:style-name="L9">
        <text:list-item>
          <text:p text:style-name="P18"><text:span text:style-name="Strong_20_Emphasis">Word Clouds:</text:span> Frequência de palavras ou entidades.</text:p>
        </text:list-item>
        <text:list-item>
          <text:p text:style-name="P18"><text:span text:style-name="Strong_20_Emphasis">Heatmaps e U-Matrix (SOM):</text:span> Representação da densidade de clusters.</text:p>
        </text:list-item>
        <text:list-item>
          <text:p text:style-name="P18"><text:span text:style-name="Strong_20_Emphasis">Component Planes:</text:span> Avaliação da influência de features (palavras ou embeddings) nos clusters.</text:p>
        </text:list-item>
      </text:list>
      <text:p text:style-name="P6"/>
      <text:p text:style-name="P6"/>
      <text:p text:style-name="P6"/>
      <text:p text:style-name="P6"/>
      <text:p text:style-name="P19"/>
      <text:p text:style-name="P20"/>
      <text:p text:style-name="P20"/>
      <text:p text:style-name="P20"/>
      <text:p text:style-name="P20"/>
      <text:p text:style-name="P20"><text:soft-page-break/></text:p>
      <text:p text:style-name="P2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Table_20_Heading"><text:span text:style-name="Strong_20_Emphasis">Tipo</text:span></text:p>
            </table:table-cell>
            <table:table-cell table:style-name="Tabela1.A1" office:value-type="string">
              <text:p text:style-name="Table_20_Heading"><text:span text:style-name="Strong_20_Emphasis">Descrição</text:span></text:p>
            </table:table-cell>
            <table:table-cell table:style-name="Tabela1.A1" office:value-type="string">
              <text:p text:style-name="Table_20_Heading"><text:span text:style-name="Strong_20_Emphasis">Exemplo</text:span></text:p>
            </table:table-cell>
            <table:table-cell table:style-name="Tabela1.A1" office:value-type="string">
              <text:p text:style-name="Table_20_Heading"><text:span text:style-name="Strong_20_Emphasis">Escopo / Observações</text:span>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bookmark-start text:name="__DdeLink__951_1844577659"/><text:span text:style-name="Strong_20_Emphasis">feat</text:span><text:bookmark-end text:name="__DdeLink__951_1844577659"/></text:p>
          </table:table-cell>
          <table:table-cell table:style-name="Tabela1.A1" office:value-type="string">
            <text:p text:style-name="Table_20_Contents">Nova funcionalidade</text:p>
          </table:table-cell>
          <table:table-cell table:style-name="Tabela1.A1" office:value-type="string">
            <text:p text:style-name="Table_20_Contents"><text:span text:style-name="Source_20_Text">feat: adicionar login com Google</text:span></text:p>
          </table:table-cell>
          <table:table-cell table:style-name="Tabela1.A1" office:value-type="string">
            <text:p text:style-name="Table_20_Contents">Para qualquer nova funcionalidade ou recurso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fix</text:span></text:p>
          </table:table-cell>
          <table:table-cell table:style-name="Tabela1.A1" office:value-type="string">
            <text:p text:style-name="Table_20_Contents">Correção de bug</text:p>
          </table:table-cell>
          <table:table-cell table:style-name="Tabela1.A1" office:value-type="string">
            <text:p text:style-name="Table_20_Contents"><text:span text:style-name="Source_20_Text">fix: corrigir cálculo de desconto</text:span></text:p>
          </table:table-cell>
          <table:table-cell table:style-name="Tabela1.A1" office:value-type="string">
            <text:p text:style-name="Table_20_Contents">Bugs que quebram o funcionamento esperado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docs</text:span></text:p>
          </table:table-cell>
          <table:table-cell table:style-name="Tabela1.A1" office:value-type="string">
            <text:p text:style-name="Table_20_Contents">Documentação</text:p>
          </table:table-cell>
          <table:table-cell table:style-name="Tabela1.A1" office:value-type="string">
            <text:p text:style-name="Table_20_Contents"><text:span text:style-name="Source_20_Text">docs: atualizar README</text:span></text:p>
          </table:table-cell>
          <table:table-cell table:style-name="Tabela1.A1" office:value-type="string">
            <text:p text:style-name="Table_20_Contents">Apenas documentação, sem alterar código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style</text:span></text:p>
          </table:table-cell>
          <table:table-cell table:style-name="Tabela1.A1" office:value-type="string">
            <text:p text:style-name="Table_20_Contents">Formatação / estilo</text:p>
          </table:table-cell>
          <table:table-cell table:style-name="Tabela1.A1" office:value-type="string">
            <text:p text:style-name="Table_20_Contents"><text:span text:style-name="Source_20_Text">style: padronizar identação</text:span></text:p>
          </table:table-cell>
          <table:table-cell table:style-name="Tabela1.A1" office:value-type="string">
            <text:p text:style-name="Table_20_Contents">Alterações que não impactam a lógica do código.</text:p>
          </table:table-cell>
        </table:table-row>
        <table:table-row>
          <table:table-cell table:style-name="Tabela1.A1" office:value-type="string">
            <text:p text:style-name="Table_20_Contents"><text:bookmark-start text:name="__DdeLink__940_1844577659"/><text:bookmark-start text:name="__DdeLink__945_1844577659"/><text:bookmark-start text:name="__DdeLink__949_1844577659"/><text:span text:style-name="Strong_20_Emphasis">refactor</text:span><text:bookmark-end text:name="__DdeLink__940_1844577659"/><text:bookmark-end text:name="__DdeLink__945_1844577659"/><text:bookmark-end text:name="__DdeLink__949_1844577659"/></text:p>
          </table:table-cell>
          <table:table-cell table:style-name="Tabela1.A1" office:value-type="string">
            <text:p text:style-name="Table_20_Contents">Refatoração</text:p>
          </table:table-cell>
          <table:table-cell table:style-name="Tabela1.A1" office:value-type="string">
            <text:p text:style-name="Table_20_Contents"><text:span text:style-name="Source_20_Text">refactor: reorganizar funções de validação</text:span></text:p>
          </table:table-cell>
          <table:table-cell table:style-name="Tabela1.A1" office:value-type="string">
            <text:p text:style-name="Table_20_Contents">Mudanças que melhoram a estrutura, sem adicionar funcionalidades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perf</text:span></text:p>
          </table:table-cell>
          <table:table-cell table:style-name="Tabela1.A1" office:value-type="string">
            <text:p text:style-name="Table_20_Contents">Performance</text:p>
          </table:table-cell>
          <table:table-cell table:style-name="Tabela1.A1" office:value-type="string">
            <text:p text:style-name="Table_20_Contents"><text:span text:style-name="Source_20_Text">perf: otimizar consulta SQL</text:span></text:p>
          </table:table-cell>
          <table:table-cell table:style-name="Tabela1.A1" office:value-type="string">
            <text:p text:style-name="Table_20_Contents">Alterações que aumentam a performance do sistema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test</text:span></text:p>
          </table:table-cell>
          <table:table-cell table:style-name="Tabela1.A1" office:value-type="string">
            <text:p text:style-name="Table_20_Contents">Testes</text:p>
          </table:table-cell>
          <table:table-cell table:style-name="Tabela1.A1" office:value-type="string">
            <text:p text:style-name="Table_20_Contents"><text:span text:style-name="Source_20_Text">test: adicionar testes unitários</text:span></text:p>
          </table:table-cell>
          <table:table-cell table:style-name="Tabela1.A1" office:value-type="string">
            <text:p text:style-name="Table_20_Contents">Criação ou ajustes de testes automatizados.</text:p>
          </table:table-cell>
        </table:table-row>
        <table:table-row>
          <table:table-cell table:style-name="Tabela1.A1" office:value-type="string">
            <text:p text:style-name="Table_20_Contents"><text:bookmark-start text:name="__DdeLink__942_1844577659"/><text:span text:style-name="Strong_20_Emphasis">chore</text:span><text:bookmark-end text:name="__DdeLink__942_1844577659"/></text:p>
          </table:table-cell>
          <table:table-cell table:style-name="Tabela1.A1" office:value-type="string">
            <text:p text:style-name="Table_20_Contents">Tarefas gerais / manutenção</text:p>
          </table:table-cell>
          <table:table-cell table:style-name="Tabela1.A1" office:value-type="string">
            <text:p text:style-name="Table_20_Contents"><text:span text:style-name="Source_20_Text">chore: atualizar dependências</text:span></text:p>
          </table:table-cell>
          <table:table-cell table:style-name="Tabela1.A1" office:value-type="string">
            <text:p text:style-name="Table_20_Contents">Configurações ou tarefas que não afetam diretamente a produção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build</text:span></text:p>
          </table:table-cell>
          <table:table-cell table:style-name="Tabela1.A1" office:value-type="string">
            <text:p text:style-name="Table_20_Contents">Build / compilação</text:p>
          </table:table-cell>
          <table:table-cell table:style-name="Tabela1.A1" office:value-type="string">
            <text:p text:style-name="Table_20_Contents"><text:span text:style-name="Source_20_Text">build: ajustar Docker Compose</text:span></text:p>
          </table:table-cell>
          <table:table-cell table:style-name="Tabela1.A1" office:value-type="string">
            <text:p text:style-name="Table_20_Contents">Scripts e processos de build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ci</text:span></text:p>
          </table:table-cell>
          <table:table-cell table:style-name="Tabela1.A1" office:value-type="string">
            <text:p text:style-name="Table_20_Contents">Integração contínua</text:p>
          </table:table-cell>
          <table:table-cell table:style-name="Tabela1.A1" office:value-type="string">
            <text:p text:style-name="Table_20_Contents"><text:span text:style-name="Source_20_Text">ci: adicionar job de testes no GitHub Actions</text:span></text:p>
          </table:table-cell>
          <table:table-cell table:style-name="Tabela1.A1" office:value-type="string">
            <text:p text:style-name="Table_20_Contents">Configuração de pipelines CI/CD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revert</text:span></text:p>
          </table:table-cell>
          <table:table-cell table:style-name="Tabela1.A1" office:value-type="string">
            <text:p text:style-name="Table_20_Contents">Reverter commit</text:p>
          </table:table-cell>
          <table:table-cell table:style-name="Tabela1.A1" office:value-type="string">
            <text:p text:style-name="Table_20_Contents"><text:span text:style-name="Source_20_Text">revert: desfazer commit da API de pagamentos</text:span></text:p>
          </table:table-cell>
          <table:table-cell table:style-name="Tabela1.A1" office:value-type="string">
            <text:p text:style-name="Table_20_Contents">Reverte mudanças de um commit anterior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wip</text:span></text:p>
          </table:table-cell>
          <table:table-cell table:style-name="Tabela1.A1" office:value-type="string">
            <text:p text:style-name="Table_20_Contents">Em andamento</text:p>
          </table:table-cell>
          <table:table-cell table:style-name="Tabela1.A1" office:value-type="string">
            <text:p text:style-name="Table_20_Contents"><text:span text:style-name="Source_20_Text">wip: implementação inicial do módulo de relatórios</text:span></text:p>
          </table:table-cell>
          <table:table-cell table:style-name="Tabela1.A1" office:value-type="string">
            <text:p text:style-name="Table_20_Contents">Funcionalidade ainda em desenvolvimento.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IBMPlexMono" svg:font-family="IBMPlexMono, monospace, 'Droid Sans Fallback', 'Droid Sans Mono', monospace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6-02-14T01:25:20.998819064</dc:date>
    <meta:editing-duration>PT4H16M19S</meta:editing-duration>
    <meta:editing-cycles>4</meta:editing-cycles>
    <meta:document-statistic meta:table-count="1" meta:image-count="0" meta:object-count="0" meta:page-count="5" meta:paragraph-count="119" meta:word-count="840" meta:character-count="6186" meta:non-whitespace-character-count="5304"/>
  </office:meta>
</office:document-meta>
</file>